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oat nav phone name</text:p>
      <text:p text:style-name="Standard"><text:span text:style-name="T1">name expand when at top </text:span><text:a xlink:type="simple" xlink:href="https://startbootstrap.com/previews/agency/" text:style-name="Internet_20_link" text:visited-style-name="Visited_20_Internet_20_Link"><text:span text:style-name="T1">https://startbootstrap.com/previews/agency/</text:span></text:a><text:span text:style-name="T1"> </text:span></text:p>
      <text:p text:style-name="Standard">contact button for submission form</text:p>
      <text:p text:style-name="Standard">rewatch dog site</text:p>
      <text:p text:style-name="Standard"/>
      <text:p text:style-name="Standard">v mobile friendly</text:p>
      <text:p text:style-name="Standard"/>
      <text:p text:style-name="Standard"/>
      <text:p text:style-name="Standard"/>
      <text:p text:style-name="Standard"><text:a xlink:type="simple" xlink:href="https://blackrockdigital.github.io/startbootstrap-creative/" text:style-name="Internet_20_link" text:visited-style-name="Visited_20_Internet_20_Link">https://blackrockdigital.github.io/startbootstrap-creative/</text:a> </text:p>
      <text:p text:style-name="Standard">at your service section but as footer and links reddit ...</text:p>
      <text:p text:style-name="Standard"/>
      <text:p text:style-name="Standard">"Around the web"</text:p>
      <text:p text:style-name="Standard"><text:s/></text:p>
      <text:p text:style-name="Standard">about with only button and should be the contact me to another page</text:p>
      <text:p text:style-name="Standard"/>
      <text:p text:style-name="Standard"><text:a xlink:type="simple" xlink:href="https://blackrockdigital.github.io/startbootstrap-stylish-portfolio/#" text:style-name="Internet_20_link" text:visited-style-name="Visited_20_Internet_20_Link">https://blackrockdigital.github.io/startbootstrap-stylish-portfolio/#</text:a> <text:s/>- click me</text:p>
      <text:p text:style-name="Standard"/>
      <text:p text:style-name="Standard"><text:a xlink:type="simple" xlink:href="https://blackrockdigital.github.io/startbootstrap-modern-business/" text:style-name="Internet_20_link" text:visited-style-name="Visited_20_Internet_20_Link">https://blackrockdigital.github.io/startbootstrap-modern-business/</text:a> </text:p>
      <text:p text:style-name="Standard"/>
      <text:p text:style-name="Standard"><text:a xlink:type="simple" xlink:href="https://getbootstrap.com/docs/4.3/examples/album/#" text:style-name="Internet_20_link" text:visited-style-name="Visited_20_Internet_20_Link">https://getbootstrap.com/docs/4.3/examples/album/#</text:a> </text:p>
      <text:p text:style-name="Standard"/>
      <text:p text:style-name="Standard">concept quick easy gresy white grey blue clean clear, subtle movement – minimal text but convery information, card per thing in job descriptions</text:p>
      <text:p text:style-name="Standard"/>
      <text:p text:style-name="Standard">cards:creative, proffessional methodologies, backend, js, c# write not with scripted answers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>responsive imbedded youtubes</text:p>
      <text:p text:style-name="Standard"/>
      <text:p text:style-name="Standard">when click embedded video hide caption till end or just hide and leave hid</text:p>
      <text:p text:style-name="Standard"/>
      <text:p text:style-name="Standard">need to make first jumbo work lik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5M25S</meta:editing-duration>
    <meta:editing-cycles>13</meta:editing-cycles>
    <meta:generator>OpenOffice/4.1.6$Win32 OpenOffice.org_project/416m1$Build-9790</meta:generator>
    <dc:date>2019-10-16T19:59:00.68</dc:date>
    <dc:creator>Philip Tate</dc:creator>
    <meta:document-statistic meta:table-count="0" meta:image-count="0" meta:object-count="0" meta:page-count="1" meta:paragraph-count="23" meta:word-count="128" meta:character-count="1011"/>
    <meta:user-defined meta:name="Info 1"/>
    <meta:user-defined meta:name="Info 2"/>
    <meta:user-defined meta:name="Info 3"/>
    <meta:user-defined meta:name="Info 4"/>
  </office:meta>
</office:document-meta>
</file>